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f4d4" officeooo:paragraph-rsid="000df4d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4d4" officeooo:paragraph-rsid="000df4d4"/>
    </style:style>
    <style:style style:name="T1" style:family="text">
      <style:text-properties style:text-underline-style="none" officeooo:rsid="000e30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ponses:</text:p>
      <text:p text:style-name="P2">q1.1<text:span text:style-name="T1">: Coder la fonction clamping à l'exterieur de la classe Colli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4:23:16.588179821</meta:creation-date>
    <dc:date>2016-03-15T14:25:01.141756754</dc:date>
    <meta:editing-duration>PT4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12" meta:character-count="78" meta:non-whitespace-character-count="68"/>
  </office:meta>
</office:document-meta>
</file>